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3.4cm"/>
      <style:paragraph-properties style:writing-mode="lr-tb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0066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svg:stroke-color="#660066" draw:textarea-horizontal-align="justify" draw:textarea-vertical-align="middle" draw:auto-grow-height="false"/>
    </style:style>
    <style:style style:name="gr7" style:family="graphic" style:parent-style-name="standard">
      <style:graphic-properties svg:stroke-color="#660066" draw:fill="solid" draw:fill-color="#6600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cm"/>
      <style:paragraph-properties style:writing-mode="lr-tb"/>
    </style:style>
    <style:style style:name="gr13" style:family="graphic" style:parent-style-name="standard">
      <style:graphic-properties svg:stroke-color="#660066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svg:stroke-color="#660066" draw:fill="solid" draw:fill-color="#99ff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gr17" style:family="graphic" style:parent-style-name="standard">
      <style:graphic-properties svg:stroke-color="#660066" draw:fill-color="#ff950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gr19" style:family="graphic" style:parent-style-name="standard">
      <style:graphic-properties svg:stroke-color="#660066" draw:fill="solid" draw:fill-color="#dddddd" draw:textarea-horizontal-align="justify" draw:textarea-vertical-align="middle" draw:auto-grow-height="false"/>
      <style:paragraph-properties style:writing-mode="lr-tb"/>
    </style:style>
    <style:style style:name="gr20" style:family="graphic" style:parent-style-name="objectwithoutfill">
      <style:graphic-properties svg:stroke-color="#6600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22" style:family="graphic" style:parent-style-name="standard">
      <style:graphic-properties svg:stroke-color="#660066" draw:fill="solid" draw:fill-color="#ff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2.6cm"/>
      <style:paragraph-properties style:writing-mode="lr-tb"/>
    </style:style>
    <style:style style:name="gr24" style:family="graphic" style:parent-style-name="standard">
      <style:graphic-properties svg:stroke-color="#660066" draw:fill="solid" draw:fill-color="#83caff" draw:textarea-horizontal-align="justify" draw:textarea-vertical-align="middle" draw:auto-grow-height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99ff"/>
      <style:paragraph-properties fo:text-align="center"/>
    </style:style>
    <style:style style:name="P5" style:family="paragraph">
      <loext:graphic-properties draw:fill-color="#4b1f6f"/>
      <style:paragraph-properties fo:text-align="center"/>
    </style:style>
    <style:style style:name="P6" style:family="paragraph">
      <loext:graphic-properties draw:fill="solid" draw:fill-color="#6600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c5000b"/>
      <style:paragraph-properties fo:text-align="center"/>
    </style:style>
    <style:style style:name="P10" style:family="paragraph">
      <loext:graphic-properties draw:fill="solid" draw:fill-color="#99ff33"/>
      <style:paragraph-properties fo:text-align="center"/>
    </style:style>
    <style:style style:name="P11" style:family="paragraph">
      <loext:graphic-properties draw:fill-color="#ff950e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ff99ff"/>
      <style:paragraph-properties fo:text-align="center"/>
    </style:style>
    <style:style style:name="P14" style:family="paragraph">
      <loext:graphic-properties draw:fill="solid" draw:fill-color="#83caff"/>
      <style:paragraph-properties fo:text-align="center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14.3cm" svg:x="5.2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cm" svg:height="3.65cm" svg:x="1.1cm" svg:y="1.3cm">
          <draw:text-box>
            <text:p><text:span text:style-name="T1">Idée télécommande</text:span></text:p>
          </draw:text-box>
        </draw:frame>
        <draw:custom-shape draw:style-name="gr3" draw:text-style-name="P4" draw:layer="layout" svg:width="9.6cm" svg:height="4cm" svg:x="5.7cm" svg:y="4.6cm">
          <text:p text:style-name="P3">Afficheur LC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6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6cm" svg:x="8.9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cm" svg:height="0.8cm" svg:x="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cm" svg:height="0.8cm" svg:x="8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4cm" svg:x="13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cm" svg:height="1cm" svg:x="13.7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6.1cm" svg:y1="15.6cm" svg:x2="4cm" svg:y2="21.7cm">
          <text:p/>
        </draw:line>
        <draw:frame draw:style-name="gr9" draw:text-style-name="P8" draw:layer="layout" svg:width="6.4cm" svg:height="1.85cm" svg:x="1.8cm" svg:y="21.916cm">
          <draw:text-box>
            <text:p>Poten choisir channel de 1 à 512</text:p>
          </draw:text-box>
        </draw:frame>
        <draw:line draw:style-name="gr8" draw:text-style-name="P7" draw:layer="layout" svg:x1="9.1cm" svg:y1="16.8cm" svg:x2="10.2cm" svg:y2="22.6cm">
          <text:p/>
        </draw:line>
        <draw:frame draw:style-name="gr10" draw:text-style-name="P8" draw:layer="layout" svg:width="4.3cm" svg:height="1.673cm" svg:x="9cm" svg:y="22.8cm">
          <draw:text-box>
            <text:p>Valeur de 0 à 255</text:p>
          </draw:text-box>
        </draw:frame>
        <draw:line draw:style-name="gr8" draw:text-style-name="P7" draw:layer="layout" svg:x1="14.1cm" svg:y1="17.1cm" svg:x2="14.5cm" svg:y2="21.6cm">
          <text:p/>
        </draw:line>
        <draw:frame draw:style-name="gr11" draw:text-style-name="P8" draw:layer="layout" svg:width="4.5cm" svg:height="2.15cm" svg:x="13.8cm" svg:y="22cm">
          <draw:text-box>
            <text:p>ON/OFF</text:p>
          </draw:text-box>
        </draw:frame>
        <draw:line draw:style-name="gr8" draw:text-style-name="P7" draw:layer="layout" svg:x1="14.3cm" svg:y1="14.3cm" svg:x2="16.7cm" svg:y2="17.8cm">
          <text:p/>
        </draw:line>
        <draw:frame draw:style-name="gr12" draw:text-style-name="P8" draw:layer="layout" svg:width="3.3cm" svg:height="1.95cm" svg:x="16.3cm" svg:y="18.1cm">
          <draw:text-box>
            <text:p>Validation</text:p>
          </draw:text-box>
        </draw:frame>
        <draw:custom-shape draw:style-name="gr13" draw:text-style-name="P9" draw:layer="layout" svg:width="0.7cm" svg:height="0.7cm" svg:x="14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7cm" svg:height="0.7cm" svg:x="13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5cm" svg:y1="9.3cm" svg:x2="18.3cm" svg:y2="7.7cm">
          <text:p/>
        </draw:line>
        <draw:frame draw:style-name="gr10" draw:text-style-name="P8" draw:layer="layout" svg:width="3.8cm" svg:height="1.673cm" svg:x="17.2cm" svg:y="5.927cm">
          <draw:text-box>
            <text:p>Erreur de l’envoie</text:p>
          </draw:text-box>
        </draw:frame>
        <draw:line draw:style-name="gr8" draw:text-style-name="P7" draw:layer="layout" svg:x1="13.6cm" svg:y1="9.6cm" svg:x2="5.2cm" svg:y2="9.9cm">
          <text:p/>
        </draw:line>
        <draw:frame draw:style-name="gr15" draw:text-style-name="P8" draw:layer="layout" svg:width="6.7cm" svg:height="2.384cm" svg:x="0.5cm" svg:y="8.716cm">
          <draw:text-box>
            <text:p>Clignote : transfert d'info</text:p>
            <text:p>Continu : envoyé</text:p>
          </draw:text-box>
        </draw:frame>
        <draw:frame draw:style-name="gr16" draw:text-style-name="P8" draw:layer="layout" svg:width="2.6cm" svg:height="5.45cm" svg:x="9.5cm" svg:y="11.65cm">
          <draw:text-box>
            <text:p>Post-it pour couleur</text:p>
          </draw:text-box>
        </draw:frame>
        <draw:custom-shape draw:style-name="gr17" draw:text-style-name="P11" draw:layer="layout" svg:width="1cm" svg:height="1cm" svg:x="10.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0.9cm" svg:y1="3.6cm" svg:x2="13.2cm" svg:y2="3cm">
          <text:p/>
        </draw:line>
        <draw:frame draw:style-name="gr9" draw:text-style-name="P8" draw:layer="layout" svg:width="6cm" svg:height="1.85cm" svg:x="13.6cm" svg:y="2cm">
          <draw:text-box>
            <text:p>Émetteur/récepteur</text:p>
          </draw:text-box>
        </draw:frame>
      </draw:page>
      <draw:page draw:name="page2" draw:style-name="dp1" draw:master-page-name="Standard">
        <draw:frame draw:style-name="gr18" draw:text-style-name="P2" draw:layer="layout" svg:width="15.9cm" svg:height="5.25cm" svg:x="1.5cm" svg:y="1.8cm">
          <draw:text-box>
            <text:p><text:span text:style-name="T1">Représentation</text:span></text:p>
          </draw:text-box>
        </draw:frame>
        <draw:custom-shape draw:style-name="gr19" draw:text-style-name="P12" draw:layer="layout" svg:width="5.9cm" svg:height="8cm" svg:x="2.4cm" svg:y="13.6cm">
          <text:p text:style-name="P3">Télécommande</text:p>
          <draw:enhanced-geometry svg:viewBox="0 0 21600 21600" draw:type="rectangle" draw:enhanced-path="M 0 0 L 21600 0 21600 21600 0 21600 0 0 Z N"/>
        </draw:custom-shape>
        <draw:path draw:style-name="gr20" draw:text-style-name="P7" draw:layer="layout" svg:width="5.214cm" svg:height="1.717cm" svg:x="8.551cm" svg:y="16.284cm" svg:viewBox="0 0 5215 1718" svg:d="M0 857c362-200 354-1076 959-806 449 200 790 583 1035 997 244 411 768 823 1227 614 457-207 604-831 1112-997l384-39 383 192 115 77">
          <text:p/>
        </draw:path>
        <draw:path draw:style-name="gr20" draw:text-style-name="P7" draw:layer="layout" svg:width="5.368cm" svg:height="1.202cm" svg:x="8.436cm" svg:y="18.277cm" svg:viewBox="0 0 5369 1203" svg:d="M0 1203c221-396 419-783 844-1074 524-359 886 119 1150 383 339 340 754 437 1189 461 449 25 887-158 1150-499l422-115 383 77 231 153">
          <text:p/>
        </draw:path>
        <draw:frame draw:style-name="gr21" draw:text-style-name="P8" draw:layer="layout" svg:width="4.6cm" svg:height="1.55cm" svg:x="9.2cm" svg:y="14.6cm">
          <draw:text-box>
            <text:p>Wifi</text:p>
          </draw:text-box>
        </draw:frame>
        <draw:custom-shape draw:style-name="gr22" draw:text-style-name="P13" draw:layer="layout" svg:width="5.1cm" svg:height="8.1cm" svg:x="14cm" svg:y="13.4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4.2cm" svg:height="2.85cm" svg:x="14.5cm" svg:y="14.8cm">
          <draw:text-box>
            <text:p>Centre de commande</text:p>
          </draw:text-box>
        </draw:frame>
        <draw:line draw:style-name="gr20" draw:text-style-name="P7" draw:layer="layout" svg:x1="17.1cm" svg:y1="13.4cm" svg:x2="17.1cm" svg:y2="9.7cm">
          <text:p/>
        </draw:line>
        <draw:custom-shape draw:style-name="gr24" draw:text-style-name="P14" draw:layer="layout" svg:width="5cm" svg:height="3.3cm" svg:x="14.3cm" svg:y="6.4cm">
          <text:p text:style-name="P3">DMX</text:p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3cm" svg:height="1.05cm" svg:x="14.2cm" svg:y="10.7cm">
          <draw:text-box>
            <text:p>En séri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7T16:02:21.640000000</meta:creation-date>
    <dc:date>2021-03-31T14:37:32.540000000</dc:date>
    <meta:editing-duration>PT56M3S</meta:editing-duration>
    <meta:editing-cycles>5</meta:editing-cycles>
    <meta:generator>LibreOffice/7.0.5.2$Windows_X86_64 LibreOffice_project/64390860c6cd0aca4beafafcfd84613dd9dfb63a</meta:generator>
    <meta:document-statistic meta:object-count="37"/>
  </office:meta>
</office:document-meta>
</file>